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9aa6" officeooo:paragraph-rsid="002d5640"/>
    </style:style>
    <style:style style:name="P2" style:family="paragraph" style:parent-style-name="Text_20_body">
      <style:text-properties fo:font-weight="bold" officeooo:rsid="00169aa6" officeooo:paragraph-rsid="002d5640" style:font-weight-asian="bold" style:font-weight-complex="bold"/>
    </style:style>
    <style:style style:name="P3" style:family="paragraph" style:parent-style-name="Text_20_body">
      <style:text-properties fo:font-weight="bold" officeooo:rsid="005f432b" officeooo:paragraph-rsid="005f432b" style:font-weight-asian="bold" style:font-weight-complex="bold"/>
    </style:style>
    <style:style style:name="P4" style:family="paragraph" style:parent-style-name="Text_20_body">
      <style:text-properties fo:font-weight="bold" officeooo:rsid="00505d47" officeooo:paragraph-rsid="005f432b" style:font-weight-asian="bold" style:font-weight-complex="bold"/>
    </style:style>
    <style:style style:name="P5" style:family="paragraph" style:parent-style-name="Text_20_body">
      <style:text-properties officeooo:rsid="0018120b" officeooo:paragraph-rsid="004576e6"/>
    </style:style>
    <style:style style:name="P6" style:family="paragraph" style:parent-style-name="Text_20_body">
      <style:text-properties officeooo:rsid="0019e883" officeooo:paragraph-rsid="004576e6"/>
    </style:style>
    <style:style style:name="P7" style:family="paragraph" style:parent-style-name="Text_20_body">
      <style:text-properties officeooo:rsid="001abd6d" officeooo:paragraph-rsid="004576e6"/>
    </style:style>
    <style:style style:name="P8" style:family="paragraph" style:parent-style-name="Text_20_body">
      <style:text-properties officeooo:rsid="001ff7f4" officeooo:paragraph-rsid="004576e6"/>
    </style:style>
    <style:style style:name="P9" style:family="paragraph" style:parent-style-name="Text_20_body">
      <style:text-properties fo:font-style="italic" officeooo:rsid="001ff7f4" officeooo:paragraph-rsid="004576e6" style:font-style-asian="italic" style:font-style-complex="italic"/>
    </style:style>
    <style:style style:name="P10" style:family="paragraph" style:parent-style-name="Text_20_body">
      <style:text-properties fo:font-style="italic" officeooo:rsid="001abd6d" officeooo:paragraph-rsid="004576e6" style:font-style-asian="italic" style:font-style-complex="italic"/>
    </style:style>
    <style:style style:name="P11" style:family="paragraph" style:parent-style-name="Text_20_body">
      <style:text-properties officeooo:rsid="002e9b40" officeooo:paragraph-rsid="002e9b40"/>
    </style:style>
    <style:style style:name="P12" style:family="paragraph" style:parent-style-name="Text_20_body">
      <style:text-properties officeooo:rsid="002e9b40" officeooo:paragraph-rsid="005461ba"/>
    </style:style>
    <style:style style:name="P13" style:family="paragraph" style:parent-style-name="Text_20_body">
      <style:text-properties officeooo:rsid="003768bb" officeooo:paragraph-rsid="00505d47"/>
    </style:style>
    <style:style style:name="P14" style:family="paragraph" style:parent-style-name="Text_20_body">
      <style:text-properties officeooo:rsid="003a2477" officeooo:paragraph-rsid="003a2477"/>
    </style:style>
    <style:style style:name="P15" style:family="paragraph" style:parent-style-name="Text_20_body">
      <style:text-properties officeooo:rsid="003a2477" officeooo:paragraph-rsid="00523823"/>
    </style:style>
    <style:style style:name="P16" style:family="paragraph" style:parent-style-name="Text_20_body">
      <style:text-properties officeooo:rsid="0032fa97" officeooo:paragraph-rsid="003656c3"/>
    </style:style>
    <style:style style:name="P17" style:family="paragraph" style:parent-style-name="Text_20_body">
      <style:text-properties officeooo:rsid="0040c34a" officeooo:paragraph-rsid="0043bae7"/>
    </style:style>
    <style:style style:name="P18" style:family="paragraph" style:parent-style-name="Text_20_body">
      <style:text-properties officeooo:paragraph-rsid="004576e6"/>
    </style:style>
    <style:style style:name="P19" style:family="paragraph" style:parent-style-name="Text_20_body">
      <style:text-properties officeooo:rsid="0047a197" officeooo:paragraph-rsid="0047a197"/>
    </style:style>
    <style:style style:name="P20" style:family="paragraph" style:parent-style-name="Text_20_body">
      <style:text-properties officeooo:rsid="0047a197" officeooo:paragraph-rsid="00621d22"/>
    </style:style>
    <style:style style:name="P21" style:family="paragraph" style:parent-style-name="Text_20_body">
      <style:text-properties officeooo:rsid="00495c24" officeooo:paragraph-rsid="00495c24"/>
    </style:style>
    <style:style style:name="P22" style:family="paragraph" style:parent-style-name="Text_20_body">
      <style:text-properties officeooo:rsid="00495c24" officeooo:paragraph-rsid="004b3959"/>
    </style:style>
    <style:style style:name="P23" style:family="paragraph" style:parent-style-name="Text_20_body">
      <style:text-properties officeooo:rsid="004ad89f" officeooo:paragraph-rsid="004ad89f"/>
    </style:style>
    <style:style style:name="P24" style:family="paragraph" style:parent-style-name="Text_20_body">
      <style:text-properties officeooo:rsid="004b3959" officeooo:paragraph-rsid="004b3959"/>
    </style:style>
    <style:style style:name="P25" style:family="paragraph" style:parent-style-name="Text_20_body">
      <style:text-properties officeooo:rsid="004b3959" officeooo:paragraph-rsid="004d7f1f"/>
    </style:style>
    <style:style style:name="P26" style:family="paragraph" style:parent-style-name="Text_20_body">
      <style:text-properties officeooo:rsid="004b3959" officeooo:paragraph-rsid="004ddfec"/>
    </style:style>
    <style:style style:name="P27" style:family="paragraph" style:parent-style-name="Text_20_body">
      <style:text-properties officeooo:rsid="004d7f1f" officeooo:paragraph-rsid="004d7f1f"/>
    </style:style>
    <style:style style:name="P28" style:family="paragraph" style:parent-style-name="Text_20_body">
      <style:text-properties officeooo:rsid="0046b642" officeooo:paragraph-rsid="00523823"/>
    </style:style>
    <style:style style:name="P29" style:family="paragraph" style:parent-style-name="Text_20_body">
      <style:text-properties officeooo:rsid="004ddfec" officeooo:paragraph-rsid="00523823"/>
    </style:style>
    <style:style style:name="P30" style:family="paragraph" style:parent-style-name="Text_20_body">
      <style:text-properties officeooo:rsid="004f2728" officeooo:paragraph-rsid="004f2728"/>
    </style:style>
    <style:style style:name="P31" style:family="paragraph" style:parent-style-name="Text_20_body">
      <style:text-properties officeooo:rsid="00505d47" officeooo:paragraph-rsid="00505d47"/>
    </style:style>
    <style:style style:name="P32" style:family="paragraph" style:parent-style-name="Text_20_body">
      <style:text-properties officeooo:rsid="00505d47" officeooo:paragraph-rsid="00523823"/>
    </style:style>
    <style:style style:name="P33" style:family="paragraph" style:parent-style-name="Text_20_body">
      <style:text-properties officeooo:rsid="00505d47" officeooo:paragraph-rsid="005f432b"/>
    </style:style>
    <style:style style:name="P34" style:family="paragraph" style:parent-style-name="Text_20_body">
      <style:text-properties officeooo:rsid="00523823" officeooo:paragraph-rsid="00523823"/>
    </style:style>
    <style:style style:name="P35" style:family="paragraph" style:parent-style-name="Text_20_body">
      <style:text-properties fo:font-style="normal" fo:font-weight="normal" officeooo:rsid="00495c24" officeooo:paragraph-rsid="00495c24" style:font-style-asian="normal" style:font-weight-asian="normal" style:font-style-complex="normal" style:font-weight-complex="normal"/>
    </style:style>
    <style:style style:name="P36" style:family="paragraph" style:parent-style-name="Text_20_body">
      <style:text-properties officeooo:rsid="0038c1f0" officeooo:paragraph-rsid="003a2477"/>
    </style:style>
    <style:style style:name="P37" style:family="paragraph" style:parent-style-name="Text_20_body">
      <style:text-properties officeooo:rsid="0059d1ea" officeooo:paragraph-rsid="0059d1ea"/>
    </style:style>
    <style:style style:name="P38" style:family="paragraph" style:parent-style-name="Text_20_body">
      <style:text-properties officeooo:rsid="005c048a" officeooo:paragraph-rsid="005c048a"/>
    </style:style>
    <style:style style:name="P39" style:family="paragraph" style:parent-style-name="Text_20_body">
      <style:text-properties officeooo:rsid="005ead16" officeooo:paragraph-rsid="005ead16"/>
    </style:style>
    <style:style style:name="P40" style:family="paragraph" style:parent-style-name="Text_20_body">
      <style:text-properties officeooo:rsid="005ead16" officeooo:paragraph-rsid="00594338"/>
    </style:style>
    <style:style style:name="P41" style:family="paragraph" style:parent-style-name="Text_20_body">
      <style:text-properties officeooo:rsid="005f432b" officeooo:paragraph-rsid="005f432b"/>
    </style:style>
    <style:style style:name="P42" style:family="paragraph" style:parent-style-name="Text_20_body">
      <style:text-properties officeooo:rsid="006080d2" officeooo:paragraph-rsid="006080d2"/>
    </style:style>
    <style:style style:name="P43" style:family="paragraph" style:parent-style-name="Text_20_body">
      <style:text-properties officeooo:rsid="00621d22" officeooo:paragraph-rsid="00621d22"/>
    </style:style>
    <style:style style:name="P44" style:family="paragraph" style:parent-style-name="Text_20_body" style:list-style-name="L1">
      <style:text-properties officeooo:rsid="0038c1f0" officeooo:paragraph-rsid="00505d47"/>
    </style:style>
    <style:style style:name="P45" style:family="paragraph" style:parent-style-name="Text_20_body" style:list-style-name="L2">
      <style:text-properties officeooo:rsid="005a5cf9" officeooo:paragraph-rsid="005a5cf9"/>
    </style:style>
    <style:style style:name="P46" style:family="paragraph" style:parent-style-name="Text_20_body" style:list-style-name="L2">
      <style:text-properties officeooo:rsid="005a5cf9" officeooo:paragraph-rsid="005ead16"/>
    </style:style>
    <style:style style:name="P47" style:family="paragraph" style:parent-style-name="Text_20_body" style:list-style-name="L3">
      <style:text-properties officeooo:rsid="005c048a" officeooo:paragraph-rsid="005c048a"/>
    </style:style>
    <style:style style:name="P48" style:family="paragraph" style:parent-style-name="Text_20_body" style:list-style-name="L4">
      <style:text-properties officeooo:rsid="00505d47" officeooo:paragraph-rsid="00505d47"/>
    </style:style>
    <style:style style:name="P49" style:family="paragraph" style:parent-style-name="Text_20_body" style:list-style-name="L5">
      <style:text-properties officeooo:rsid="0019e883" officeooo:paragraph-rsid="004576e6"/>
    </style:style>
    <style:style style:name="P50" style:family="paragraph" style:parent-style-name="Text_20_body" style:list-style-name="L5">
      <style:text-properties officeooo:rsid="004ad89f" officeooo:paragraph-rsid="004ad89f"/>
    </style:style>
    <style:style style:name="P51" style:family="paragraph" style:parent-style-name="Text_20_body" style:list-style-name="">
      <style:text-properties officeooo:rsid="001ff7f4" officeooo:paragraph-rsid="004576e6"/>
    </style:style>
    <style:style style:name="P52" style:family="paragraph" style:parent-style-name="Text_20_body">
      <style:text-properties fo:font-weight="bold" officeooo:rsid="00660452" officeooo:paragraph-rsid="00660452" style:font-weight-asian="bold" style:font-weight-complex="bold"/>
    </style:style>
    <style:style style:name="P53" style:family="paragraph" style:parent-style-name="Text_20_body">
      <style:text-properties officeooo:rsid="0066fcf1" officeooo:paragraph-rsid="0066fcf1"/>
    </style:style>
    <style:style style:name="P54" style:family="paragraph" style:parent-style-name="Text_20_body">
      <style:text-properties officeooo:paragraph-rsid="0066fcf1"/>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paragraph-rsid="004576e6"/>
    </style:style>
    <style:style style:name="P57" style:family="paragraph" style:parent-style-name="Heading_20_1">
      <style:paragraph-properties fo:break-before="page"/>
      <style:text-properties officeooo:rsid="00169aa6" officeooo:paragraph-rsid="002d5640"/>
    </style:style>
    <style:style style:name="T1" style:family="text">
      <style:text-properties officeooo:rsid="0018120b"/>
    </style:style>
    <style:style style:name="T2" style:family="text">
      <style:text-properties officeooo:rsid="001abd6d"/>
    </style:style>
    <style:style style:name="T3" style:family="text">
      <style:text-properties officeooo:rsid="001bc152"/>
    </style:style>
    <style:style style:name="T4" style:family="text">
      <style:text-properties officeooo:rsid="001d4fca"/>
    </style:style>
    <style:style style:name="T5" style:family="text">
      <style:text-properties fo:font-weight="bold" style:font-weight-asian="bold" style:font-weight-complex="bold"/>
    </style:style>
    <style:style style:name="T6" style:family="text">
      <style:text-properties fo:font-weight="bold" officeooo:rsid="00621d22" style:font-weight-asian="bold" style:font-weight-complex="bold"/>
    </style:style>
    <style:style style:name="T7" style:family="text">
      <style:text-properties officeooo:rsid="00253d0c"/>
    </style:style>
    <style:style style:name="T8" style:family="text">
      <style:text-properties officeooo:rsid="00273660"/>
    </style:style>
    <style:style style:name="T9" style:family="text">
      <style:text-properties officeooo:rsid="00276699"/>
    </style:style>
    <style:style style:name="T10" style:family="text">
      <style:text-properties officeooo:rsid="0030c450"/>
    </style:style>
    <style:style style:name="T11" style:family="text">
      <style:text-properties officeooo:rsid="0032118b"/>
    </style:style>
    <style:style style:name="T12" style:family="text">
      <style:text-properties officeooo:rsid="001ff7f4"/>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1ff7f4" style:font-size-asian="12pt" style:font-size-complex="12pt"/>
    </style:style>
    <style:style style:name="T15" style:family="text">
      <style:text-properties style:font-name="Liberation Serif" fo:font-size="12pt" officeooo:rsid="001d4fca" style:font-size-asian="12pt" style:font-size-complex="12pt"/>
    </style:style>
    <style:style style:name="T16" style:family="text">
      <style:text-properties officeooo:rsid="0040c34a"/>
    </style:style>
    <style:style style:name="T17" style:family="text">
      <style:text-properties fo:font-style="italic" style:font-style-asian="italic" style:font-style-complex="italic"/>
    </style:style>
    <style:style style:name="T18" style:family="text">
      <style:text-properties fo:font-style="italic" officeooo:rsid="00424464" style:font-style-asian="italic" style:font-style-complex="italic"/>
    </style:style>
    <style:style style:name="T19" style:family="text">
      <style:text-properties fo:font-style="normal" officeooo:rsid="00424464" style:font-style-asian="normal" style:font-style-complex="normal"/>
    </style:style>
    <style:style style:name="T20" style:family="text">
      <style:text-properties fo:font-style="normal" officeooo:rsid="0043bae7" style:font-style-asian="normal" style:font-style-complex="normal"/>
    </style:style>
    <style:style style:name="T21" style:family="text">
      <style:text-properties fo:font-style="normal" officeooo:rsid="004c86cf" style:font-style-asian="normal" style:font-style-complex="normal"/>
    </style:style>
    <style:style style:name="T22" style:family="text">
      <style:text-properties fo:font-style="normal" officeooo:rsid="005c7085" style:font-style-asian="normal" style:font-style-complex="normal"/>
    </style:style>
    <style:style style:name="T23" style:family="text">
      <style:text-properties officeooo:rsid="004a4ddf"/>
    </style:style>
    <style:style style:name="T24" style:family="text">
      <style:text-properties officeooo:rsid="004ad89f"/>
    </style:style>
    <style:style style:name="T25" style:family="text">
      <style:text-properties officeooo:rsid="004b3959"/>
    </style:style>
    <style:style style:name="T26" style:family="text">
      <style:text-properties officeooo:rsid="004c86cf"/>
    </style:style>
    <style:style style:name="T27" style:family="text">
      <style:text-properties officeooo:rsid="004d7f1f"/>
    </style:style>
    <style:style style:name="T28" style:family="text">
      <style:text-properties officeooo:rsid="004f2728"/>
    </style:style>
    <style:style style:name="T29" style:family="text">
      <style:text-properties officeooo:rsid="00523823"/>
    </style:style>
    <style:style style:name="T30" style:family="text">
      <style:text-properties officeooo:rsid="0052b104"/>
    </style:style>
    <style:style style:name="T31" style:family="text">
      <style:text-properties officeooo:rsid="005461ba"/>
    </style:style>
    <style:style style:name="T32" style:family="text">
      <style:text-properties officeooo:rsid="005633cf"/>
    </style:style>
    <style:style style:name="T33" style:family="text">
      <style:text-properties officeooo:rsid="005c048a"/>
    </style:style>
    <style:style style:name="T34" style:family="text">
      <style:text-properties officeooo:rsid="005cadfe"/>
    </style:style>
    <style:style style:name="T35" style:family="text">
      <style:text-properties officeooo:rsid="005ead16"/>
    </style:style>
    <style:style style:name="T36" style:family="text">
      <style:text-properties officeooo:rsid="005f432b"/>
    </style:style>
    <style:style style:name="T37" style:family="text">
      <style:text-properties officeooo:rsid="00621d22"/>
    </style:style>
    <style:style style:name="T38" style:family="text">
      <style:text-properties officeooo:rsid="00637224"/>
    </style:style>
    <style:style style:name="T39" style:family="text">
      <style:text-properties officeooo:rsid="0066fc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ntrée !!</text:p>
      <text:h text:style-name="Heading_20_1" text:outline-level="1">Plan de la présentation </text:h>
      <text:p text:style-name="P42">Plan suivant la thèse, se concentrant plus sur le modèle et moins sur l’analyse de variabilité (celle ci est principalement un moyen de prendre du recul sur les résultats annoncés et de pouvoir premettre au modèle de proposer une variété de configuration spatiales). </text:p>
      <text:p text:style-name="P19">Un objectif principal : comment améliorer l’efficacité et l’application des documents d’aménagement à différentes échelles afin de </text:p>
      <text:p text:style-name="P19">Hypothèses, moyens : Utilisation de simulations informatiques </text:p>
      <text:p text:style-name="P19"><text:s/></text:p>
      <text:p text:style-name="P21">Discuter le choix des différents modules est très <text:span text:style-name="T31">absent</text:span> de la thèse et demandé dans les rapports : <text:span text:style-name="T23">le mettre constamment en doute : présentation de ces modèles face à d’autre dans la présentation des modules d’ArtiScales (notamment UrbanSimul pour la gestion du parcellaire – MUP-City avec un LUTI pour la répartition des nouveaux logements (quid des autres refs explicites – simPLU avec un autre modèle génératif de bâtiment ? ) – considéré le fait de faire avec d’autre en conclusion (avantages etc.. (MUP-City avec Fractalyse afin de placer les centres de développements fractaux ? SimPLU3D avec une estimation plus basique ?!)</text:span></text:p>
      <text:p text:style-name="P21"/>
      <text:p text:style-name="P20">L’étude de variabilité n’est pas un objectif en soi : <text:span text:style-name="T24">fait pour palier à la grande variabilité de MUP-City – utilisé dans la réflexion (permet de représenter l’incertitude du développement urbain – atteste la fiabilité dans certaines situations) </text:span></text:p>
      <text:p text:style-name="P20"><text:span text:style-name="T6">Concernant la critique de ne pas prendre les cellules avec un intérêt de 0 :</text:span><text:span text:style-name="T37"> </text:span></text:p>
      <text:p text:style-name="P43">Points pour prendre cette décision : Si une cellule à un intérêt nul à être urbanisé, il peut être logique de ne pas vouloir urbaniser cette cellule. </text:p>
      <text:p text:style-name="P43">La prise en compte de toutes les cellules aurait donc été très aléatoire puisque les nombreuses cellules avec une évaluation nulle auraient été tirées au sort. La différence entre le nombre de cellules <text:span text:style-name="T38">sélectionnées avec la moyenne pondérée et celles sélectionnées avec Yager et une évaluation non nulle, soit un grand nombre, </text:span>auraient été complètement tirées au hasard et les simulations seraient alors <text:span text:style-name="T38">très variables. </text:span></text:p>
      <text:p text:style-name="P43">Points contre : Intéressant de <text:span text:style-name="T38">tester nos indicateurs sur des résultats</text:span> complètement aléatoire ? </text:p>
      <text:p text:style-name="P23">SimPLU pourrait être utilisé afin de densifier lorsque MUP ne peux sélectionner (en milieu urbain – modifier la mauvaise formulation dans le chap 5)<text:span text:style-name="T28"> </text:span></text:p>
      <text:p text:style-name="P52">Avez vous des idées sur les indicateurs à utiliser pour l’exploration automatique de la variabilité ? </text:p>
      <text:p text:style-name="P53">Sur MUP-City :</text:p>
      <text:p text:style-name="P54"><text:span text:style-name="T39">Sur AS : </text:span></text:p>
      <text:h text:style-name="P55" text:outline-level="1">Introduction </text:h>
      <text:h text:style-name="Heading_20_2" text:outline-level="2">Contexte : </text:h>
      <text:p text:style-name="P12">Slide 1 : Étalement résidentiel pas bien. <text:s/><text:span text:style-name="T31">Le logement semble être le nerf de la guerre</text:span></text:p>
      <text:p text:style-name="P11">Slide 2 : Documents d’aménagement pour lutter contre <text:span text:style-name="T11">ce phénomène (schéma général, pas trop de détails). </text:span></text:p>
      <text:p text:style-name="P22">Slide 3 : <text:span text:style-name="T31">Nous </text:span>décidons d’étudier <text:span text:style-name="T25">les effets des documents d’aménagement sur la construction de nouveaux logements et comment les rendre plus efficaces. </text:span></text:p>
      <text:h text:style-name="Heading_20_2" text:outline-level="2">Enjeux :</text:h>
      <text:p text:style-name="P16"><text:span text:style-name="T16">Les règlements d’aménagement</text:span> peuvent <text:span text:style-name="T16">avoir des effets</text:span> contradictoire (petit exemple <text:span text:style-name="T25">mais sans trop s’appuyer sur les documents) – prévoir en amont grâce à des outils pour aider à leurs conception.</text:span></text:p>
      <text:p text:style-name="P17">Les régions urbaines sont des espaces <text:span text:style-name="T17">complexes</text:span><text:span text:style-name="T18"> </text:span><text:span text:style-name="T19">donc </text:span><text:span text:style-name="T22">simuler leurs évolutions</text:span><text:span text:style-name="T19"> demande beaucoup de technos : </text:span><text:span text:style-name="T21">simulation </text:span><text:span text:style-name="T22">spatiale à visée prospective</text:span><text:span text:style-name="T20"> pour représenter le développement résidentiel.</text:span></text:p>
      <text:p text:style-name="P35">Définition de ce <text:span text:style-name="T33">domaine</text:span>, de ce à quoi peut servir ces modèles et de comment il est possible de les utiliser <text:span text:style-name="T34">pour mieux prévoir les politiques d’aménagement. </text:span></text:p>
      <text:p text:style-name="P35"/>
      <text:h text:style-name="Heading_20_2" text:outline-level="2">Objectifs de la thèse : </text:h>
      <text:p text:style-name="P13">Création d’un <text:span text:style-name="T35">modèle</text:span> <text:span text:style-name="T35">de développement résidentiel, afin de simuler des évolutions :</text:span></text:p>
      <text:list xml:id="list2026437062" text:style-name="L1">
        <text:list-item>
          <text:p text:style-name="P44">réaliste (respectant les règlements et les contraintes physiques et fonctionnelles) </text:p>
        </text:list-item>
        <text:list-item>
          <text:p text:style-name="P44">multi-échelle <text:span text:style-name="T32">(de l’échelle de l’agglo à la parcelle)</text:span></text:p>
        </text:list-item>
      </text:list>
      <text:p text:style-name="P37"/>
      <text:p text:style-name="P40">Caractéristiques nécessaires (devant être traités par le modèle) : </text:p>
      <text:list xml:id="list620123952" text:style-name="L2">
        <text:list-item>
          <text:p text:style-name="P45"><text:span text:style-name="T35">S</text:span>imuler un développement résidentiel potentiel à l’échelle de l’agglomération</text:p>
        </text:list-item>
        <text:list-item>
          <text:p text:style-name="P46"><text:span text:style-name="T35">Traiter</text:span> <text:span text:style-name="T33">différemment certains types de</text:span> zones (<text:span text:style-name="T35">type de communes , </text:span>interdictions de construir<text:span text:style-name="T35">e</text:span>)</text:p>
        </text:list-item>
        <text:list-item>
          <text:p text:style-name="P45"><text:span text:style-name="T35">S</text:span>imuler la construction de bâtiments (position, type <text:span text:style-name="T35">de bâtiment</text:span>) en fonction des contraintes réglementaires <text:span text:style-name="T35">afin d’e</text:span>stimer les logements créées </text:p>
        </text:list-item>
      </text:list>
      <text:p text:style-name="P37"/>
      <text:p text:style-name="P38">Quelques résultats à avoir afin d’utiliser le modèle pour l’assistance à la rédaction des documents d’aménagement.</text:p>
      <text:list xml:id="list1386789423" text:style-name="L3">
        <text:list-item>
          <text:p text:style-name="P47">Simulation de nouvelles parcelles, bâtiments et logements</text:p>
        </text:list-item>
        <text:list-item>
          <text:p text:style-name="P47">Relation et degré de compatibilité entre les documents d’aménagements</text:p>
        </text:list-item>
        <text:list-item>
          <text:p text:style-name="P47"><text:soft-page-break/>Calcul d’indicateurs fonctionnels, environnementaux, morphologiques… <text:span text:style-name="T35">afin d’estimer les effets des documents d’aménagements et de </text:span></text:p>
        </text:list-item>
      </text:list>
      <text:p text:style-name="P39">Ces objectifs nécessitent de simuler différents mécanismes à différentes échelles : </text:p>
      <text:p text:style-name="P31"><text:span text:style-name="T32">=&gt; Couplage </text:span>de modèles de simulation : <text:span text:style-name="T35">ArtiScales</text:span></text:p>
      <text:h text:style-name="Heading_20_2" text:outline-level="2">Plan de la présentation</text:h>
      <text:h text:style-name="Heading_20_3" text:outline-level="3">Présentation d’ArtiScales : </text:h>
      <text:p text:style-name="P33">choix des différents modules et comparaisons entre eux </text:p>
      <text:list xml:id="list1571178601" text:style-name="L4">
        <text:list-item>
          <text:p text:style-name="P48"><text:span text:style-name="T36">p</text:span>our faire une distribution des logements </text:p>
        </text:list-item>
        <text:list-item>
          <text:p text:style-name="P48">pour remodeler les parcelles au besoin</text:p>
        </text:list-item>
        <text:list-item>
          <text:p text:style-name="P48">pour simuler les bâtiments constructibles <text:span text:style-name="T35">sur ces parcelles </text:span></text:p>
        </text:list-item>
      </text:list>
      <text:p text:style-name="P3"/>
      <text:p text:style-name="P3">Distribution de logements</text:p>
      <text:p text:style-name="P41">Comparer avec un LUTI (UrbanSim ou MobiSim ?) , avec un système multi-agents Arentze 2006</text:p>
      <text:p text:style-name="P4"><text:span text:style-name="T36">R</text:span>emodel<text:span text:style-name="T36">age</text:span> <text:span text:style-name="T36">d</text:span>es parcelles </text:p>
      <text:p text:style-name="P41">UrbanSimul mais pas de doc et fermé</text:p>
      <text:p text:style-name="P41">des algos existent =&gt; on va les réadapter à notre besoin</text:p>
      <text:p text:style-name="P3">Simulation des bâtiments </text:p>
      <text:p text:style-name="P41">SimPLU3D avec de la génération procédurale ou un truc du style</text:p>
      <text:p text:style-name="P41"/>
      <text:h text:style-name="Heading_20_2" text:outline-level="2">Présentation de MUP-City </text:h>
      <text:p text:style-name="P14"><text:tab/>Variabilité importante : <text:span text:style-name="T16">présentation d’un scénario avec différentes variantes</text:span></text:p>
      <text:h text:style-name="Heading_20_2" text:outline-level="2">Présentation du Parcel Manager</text:h>
      <text:h text:style-name="Heading_20_2" text:outline-level="2">Présentation de SimPLU3D</text:h>
      <text:h text:style-name="Heading_20_2" text:outline-level="2">Présentation des résultats de l’expérimentation d’ArtiScales sur Besançon </text:h>
      <text:p text:style-name="P15"><text:tab/><text:span text:style-name="T30">comparer les différents scénarios ou différentes variantes ? </text:span></text:p>
      <text:p text:style-name="P36"><text:s/><text:span text:style-name="T36">Mettre en exemple des soucis de compatibilité, des soucis de </text:span></text:p>
      <text:h text:style-name="Heading_20_2" text:outline-level="2">Conclusion</text:h>
      <text:p text:style-name="P28"><text:span text:style-name="T32">Discussion</text:span> sur MUP-City et son utilisation relative à nos objectifs</text:p>
      <text:p text:style-name="P29"><text:soft-page-break/><text:span text:style-name="T32">Quelles</text:span> parties sont généralisables ? <text:span text:style-name="T28">La méthodo de couplage ? La méthodo d’analyse de variabilité ? </text:span></text:p>
      <text:p text:style-name="P32">Pas forcément assez de détail pour rentrer dans les documents d’aménagement alors ne pas parler du <text:span text:style-name="T32">caractère</text:span> performantiel du modèle mais prévoir une <text:span text:style-name="T29">(des) </text:span>slide<text:span text:style-name="T29">s</text:span> <text:span text:style-name="T29">en réserve</text:span></text:p>
      <text:h text:style-name="Heading_20_2" text:outline-level="2">Perspective</text:h>
      <text:p text:style-name="P34">En choisir quelques unes </text:p>
      <text:p text:style-name="P26"/>
      <text:h text:style-name="P56" text:outline-level="1">Analyse et réponse concernant les rapports </text:h>
      <text:p text:style-name="P18"/>
      <text:p text:style-name="P5">Questions à <text:span text:style-name="T9">répondre</text:span> pendant la soutenance :</text:p>
      <text:p text:style-name="P7">Grosse question sur l’orientation et les objectifs du modèle : Pourquoi la plateforme ne pourrait elle pas répondre à tous les objectifs que CGJ énumère ?! </text:p>
      <text:p text:style-name="P5"/>
      <text:p text:style-name="P24"/>
      <text:p text:style-name="P24">Se sentir prêt à argumenter sur les points suivants : </text:p>
      <text:p text:style-name="P24">Pas de calibration réalisée ni de rappel au passé : les politiques urbaines peuvent vouloir pouvoir changer les choses, pas en se basant sur un laissé faire libéral (je suis un coco bordel)</text:p>
      <text:p text:style-name="P25">Possibilité de faire autrement ? Une intro synthétique (5 pages) ou on explique que l’on veut faire des simulations du développement résidentiels multi-échelle afin de tester les compatibilitées entre les différentes règles et niveaux. Une première partie ou expliquer le contexte législatif <text:span text:style-name="T27">et usuel</text:span>, <text:span text:style-name="T27">les modèles de simulations à visées prospectives, </text:span>les <text:span text:style-name="T27">contraintes et les objectifs nécessaires à notre modèle, l’état de l’art et l’arrêt sur nos modèles, les objectifs que celui ci pourrait répondre. </text:span></text:p>
      <text:p text:style-name="P27">Pour défendre mon plan de manuscrit : intro qui place le contexte et les cadres législatif : définition d’une problématique avec différents objectifs auxquels un modèle de simulation permettrait de résoudre. Revue de différents modèles puis esquisse d’un modèle théorique issus de couplage. </text:p>
      <text:p text:style-name="P30">Statut intermédiaire du modèle (descriptif/stylistique) : proviens car les différentes parties ne sont pas identiques (MUP-City plutot stylisé – SimPLU plutot descriptif). Proposition d’un statut hybride par ce type de couplage ? </text:p>
      <text:p text:style-name="P6">a revoir sur le manuscrit :</text:p>
      <text:list xml:id="list1222962252" text:style-name="L5">
        <text:list-item>
          <text:p text:style-name="P49">redites et fautes d’orthographe <text:span text:style-name="T3">(nik ta mer la nikée)</text:span></text:p>
        </text:list-item>
        <text:list-item>
          <text:p text:style-name="P49">Synthétisé les resultats du chap2 (pour l’article?) : <text:span text:style-name="T2">Mini conclusion sur les limites d’utilisation du modèle MUP-City (x2 demandé, par Julien aussi, a faire figurer dans l’exposé obligé): à faire pour l’article de toutes façons, donc mettre dans la présentation ?!</text:span></text:p>
        </text:list-item>
        <text:list-item>
          <text:p text:style-name="P49">renforcer le positionnement par rapport à UrbanSimul <text:span text:style-name="T3">= le rapporteur m’a donc pris pour un myto. Rechercher d’autre doc et trouver pourquoi moi c’est mieux. <text:line-break/>L’échelle n’est pas celle de la région mais directement celle de la commune. Pas de répartition générale sur les différentes communes de la zone d’étude selon des scénarios précis comme c’est possible de le faire avec MUP-City. Pas d’ouverture du code. Pas de doc sur les technos employées (julien à dit en avoir trouvé – lui demander)</text:span></text:p>
        </text:list-item>
        <text:list-item>
          <text:p text:style-name="P50">SimPLU pourrait être utilisé afin de densifier lorsque MUP ne peux sélectionner (en milieu urbain – modifier la mauvaise formulation dans le chap 5). <text:span text:style-name="T26">De même, des zones de l’ANRU peuvent être définies et détruites et resoumises à un processus de totale d’une zone </text:span></text:p>
        </text:list-item>
        <text:list-item>
          <text:p text:style-name="P50">Appuyer le fait que les simu du chapitre 5 ne poursuivent pas un but défini mais sont exploratoires afin d’étudier le modèle créée. Les différentes utilisations sont ensuite décrite dans les perspectives et certaines seront mises en œuvre dans le futur post doc. </text:p>
        </text:list-item>
        <text:list-item>
          <text:p text:style-name="P49"><text:soft-page-break/></text:p>
        </text:list-item>
      </text:list>
      <text:p text:style-name="P8">Pistes : </text:p>
      <text:p text:style-name="P9"><text:span text:style-name="T10">R</text:span>éflexion sur les facteurs d’incertitude dans le domaine du développement territorial (mécanismes de rétention foncière, logiques de marché, dynamiques politiques etc.)</text:p>
      <text:p text:style-name="P9">traitements complémentaires prévus</text:p>
      <text:p text:style-name="P10"/>
      <text:p text:style-name="P6">Ref et notions à checker : <text:s/>Porta, Arentze et Gheniaux.</text:p>
      <text:p text:style-name="P7">Josselin sur la robustesse </text:p>
      <text:p text:style-name="P7">é<text:span text:style-name="T4">volution des trames parcellaire déjà beaucoup étudiée depuis les années 90 ? rechecker ça boi et trouver en quoi. </text:span></text:p>
      <text:p text:style-name="P8">(revoir les régressions logistiques)</text:p>
      <text:p text:style-name="P18"><text:span text:style-name="T12"><text:s/>ROC entre différents scénarios, </text:span><text:span text:style-name="T14">: </text:span><text:span text:style-name="T13">Receiver Operating Characteristic ». Cette méthode statistique p</text:span><text:span text:style-name="T15">ermet d‟évaluer la précision d‟une règle de décision binaire, de comparer plusieurs indicateurs et d‟optimiser leurs seuils de décisions (Swets, 1988; Makowski and Monod, 2011). </text:span></text:p>
      <text:p text:style-name="P8"><text:s/>distinguant les near-miss des far-miss par l’analyse sur base de <text:span text:style-name="T5">logique floue </text:span>ou à travers une méthode multi-échelle telle que proposée par Ponthius),</text:p>
      <text:h text:style-name="P51" text:outline-level="1"/>
      <text:h text:style-name="P57" text:outline-level="1">Email d’invitation </text:h>
      <text:p text:style-name="P1">Bonjour à tous !</text:p>
      <text:p text:style-name="P1">Je suis très heureux de vous annoncer que je suis autorisé à soutenir ma thèse le Vendredi 27 septembre à 14 heures dans les locaux de l’IGN à Saint Mandé. Ceci étant une soutenance publique, je serais heureux de vous voir présent ! Normalement, l’exposé sera compréhensible pour tout un chacun, peut être un peu long, mais si ça vous <text:span text:style-name="T7">ennuie</text:span> trop et que vous n’avez plus de batterie sur vos ordinateurs de poche, je ne me formaliserais <text:span text:style-name="T7">pas </text:span>si vous sortez pour fumer vos pipes. Le titre de la soutenance est le suivant : </text:p>
      <text:p text:style-name="P2">SIMULATION DE FORMES RÉALISTES DE DÉVELOPPEMENT RÉSIDENTIEL, DE L’ÉCHELLE DU BÂTIMENT À CELLE DE L’ENSEMBLE D’UNE RÉGION URBAINE</text:p>
      <text:p text:style-name="P1">Il sera suivi d’un <text:span text:style-name="T7">apéritif</text:span>, <text:span text:style-name="T8">certainement</text:span> dans la même salle, puis <text:span text:style-name="T8">le</text:span> weekend permettant à tout le monde de veiller un peu, nous pourrons continuer la fête dans un bar. </text:p>
      <text:p text:style-name="P1">Merci de me prévenir de votre venue ou non et à quels parties de l’aprem <text:span text:style-name="T1">vous prendrez part </text:span>afin que je puisse <text:span text:style-name="T7">dimensionner</text:span> le pot et prévoir le bar d’après. </text:p>
      <text:p text:style-name="P1">Puis si vous ne pouvez pas vous déplacer mais que vous êtes quand même intéressé par mon travail, je pourrais vous envoyer la présentation (mais pas le pot..!). </text:p>
      <text:p text:style-name="P1">À bientôt</text:p>
      <text:p text:style-name="P1">Maxime<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09:46.177407777</meta:creation-date>
    <dc:date>2019-09-11T11:02:48.465570086</dc:date>
    <meta:editing-duration>PT12H40M4S</meta:editing-duration>
    <meta:editing-cycles>24</meta:editing-cycles>
    <meta:generator>LibreOffice/6.0.7.3$Linux_X86_64 LibreOffice_project/00m0$Build-3</meta:generator>
    <meta:document-statistic meta:table-count="0" meta:image-count="0" meta:object-count="0" meta:page-count="7" meta:paragraph-count="98" meta:word-count="1662" meta:character-count="10702" meta:non-whitespace-character-count="9081"/>
  </office:meta>
</office:document-meta>
</file>